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66e2" officeooo:paragraph-rsid="000766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ысота 18мм</text:p>
      <text:p text:style-name="P1">Диаметр 28мм</text:p>
      <text:p text:style-name="P1">с ушами 42мм</text:p>
      <text:p text:style-name="P1">1 ухо в длину 17мм</text:p>
      <text:p text:style-name="P1">ширина 1 уха 17мм</text:p>
      <text:p text:style-name="P1">диаметр внутри уха 4мм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2-25T09:21:15.867000000</dc:date>
    <meta:editing-duration>PT2M17S</meta:editing-duration>
    <meta:editing-cycles>1</meta:editing-cycles>
    <meta:document-statistic meta:table-count="0" meta:image-count="0" meta:object-count="0" meta:page-count="1" meta:paragraph-count="6" meta:word-count="20" meta:character-count="92" meta:non-whitespace-character-count="78"/>
    <meta:generator>LibreOffice/7.2.5.2$Windows_X86_64 LibreOffice_project/499f9727c189e6ef3471021d6132d4c694f357e5</meta:generator>
  </office:meta>
</office:document-meta>
</file>